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48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P8" style:family="paragraph">
      <style:paragraph-properties fo:text-align="center" style:text-autospace="none"/>
      <style:text-properties fo:color="#000000" fo:text-shadow="none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8.5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" fo:font-size="8.5pt" fo:text-shadow="1pt 1pt" fo:font-weight="bold" style:font-name-asian="Segoe UI" style:font-size-asian="32pt" style:font-weight-asian="bold" style:font-name-complex="Segoe UI" style:font-size-complex="32pt" style:font-weight-complex="bold"/>
    </style:style>
    <style:style style:name="T1" style:family="text">
      <style:text-properties fo:color="#000000" style:font-name="Segoe UI1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6pt" fo:font-style="normal" fo:text-shadow="none" fo:font-weight="bold" style:font-name-asian="Segoe UI" style:font-size-asian="36pt" style:font-style-asian="normal" style:font-weight-asian="bold" style:font-name-complex="Segoe UI" style:font-size-complex="36pt" style:font-style-complex="normal" style:font-weight-complex="bold"/>
    </style:style>
    <style:style style:name="T3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1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25cm" svg:x="1.27cm" svg:y="0.762cm">
          <draw:text-box>
            <text:p text:style-name="P1"><text:span text:style-name="T1">HYMN #412</text:span></text:p>
            <text:p text:style-name="P1"><text:span text:style-name="T2">“</text:span><text:span text:style-name="T2">The People That in Darkness Sat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4cm" svg:height="7.874cm" svg:x="1.27cm" svg:y="0.762cm">
          <draw:text-box>
            <text:p text:style-name="P4"><text:span text:style-name="T3">1.</text:span><text:span text:style-name="T3"><text:tab/></text:span><text:span text:style-name="T3">The people that in darkness sat</text:span><text:span text:style-name="T3"><text:line-break/></text:span><text:span text:style-name="T3"> <text:s text:c="3"/>A glorious light have seen;</text:span><text:span text:style-name="T3"><text:line-break/></text:span><text:span text:style-name="T3"> <text:s text:c="3"/>The light has shined on them who long</text:span><text:span text:style-name="T3"><text:line-break/></text:span><text:span text:style-name="T3"> <text:s text:c="3"/>In shades of death have been,</text:span><text:span text:style-name="T3"><text:line-break/></text:span><text:span text:style-name="T3"> <text:s text:c="3"/>In shades of death have be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7" draw:layer="layout" svg:width="25.146cm" svg:height="7.874cm" svg:x="1.27cm" svg:y="0.762cm">
          <draw:text-box>
            <text:p text:style-name="P6"><text:span text:style-name="T3">2. To hail Thee, Sun of Righteousness,</text:span></text:p>
            <text:p text:style-name="P6"><text:span text:style-name="T3">The gath’ring nations come;</text:span><text:span text:style-name="T3"><text:line-break/></text:span><text:span text:style-name="T3">They joy as when the reapers bear</text:span></text:p>
            <text:p text:style-name="P6"><text:span text:style-name="T3">Their harvest treasures home,</text:span></text:p>
            <text:p text:style-name="P6"><text:span text:style-name="T3">Their harvest treasures h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4" draw:text-style-name="P9" draw:layer="layout" svg:width="25.146cm" svg:height="8.128cm" svg:x="1.27cm" svg:y="0.762cm">
          <draw:text-box>
            <text:p text:style-name="P8"><text:span text:style-name="T4">3. To us a Child of hope is born,</text:span><text:span text:style-name="T4"><text:line-break/></text:span><text:span text:style-name="T4">To us a Son is giv’n,</text:span><text:span text:style-name="T4"><text:line-break/></text:span><text:span text:style-name="T4">And on His shoulder ever rests</text:span><text:span text:style-name="T4"><text:line-break/></text:span><text:span text:style-name="T4">All pow’r in earth and heav’n,</text:span><text:span text:style-name="T4"><text:line-break/></text:span><text:span text:style-name="T4">All pow’r in earth and heav’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9" draw:layer="layout" svg:width="25.4cm" svg:height="8.128cm" svg:x="1.27cm" svg:y="0.762cm">
          <draw:text-box>
            <text:p text:style-name="P8"><text:span text:style-name="T4">4. His name shall be the Prince of Peace,</text:span><text:span text:style-name="T4"><text:line-break/></text:span><text:span text:style-name="T4">The Everlasting Lord,</text:span><text:span text:style-name="T4"><text:line-break/></text:span><text:span text:style-name="T4">The Wonderful, the Counselor,</text:span><text:span text:style-name="T4"><text:line-break/></text:span><text:span text:style-name="T4">The God by all adored,</text:span><text:span text:style-name="T4"><text:line-break/></text:span><text:span text:style-name="T4">The God by all ado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4" draw:text-style-name="P9" draw:layer="layout" svg:width="25.146cm" svg:height="8.128cm" svg:x="1.27cm" svg:y="0.762cm">
          <draw:text-box>
            <text:p text:style-name="P8"><text:span text:style-name="T4">5. His righteous government and pow’r</text:span><text:span text:style-name="T4"><text:line-break/></text:span><text:span text:style-name="T4">Shall over all extend;</text:span><text:span text:style-name="T4"><text:line-break/></text:span><text:span text:style-name="T4">On judgment and on justice based,</text:span><text:span text:style-name="T4"><text:line-break/></text:span><text:span text:style-name="T4">His reign shall have no end,</text:span><text:span text:style-name="T4"><text:line-break/></text:span><text:span text:style-name="T4">His reign shall have no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5" draw:text-style-name="P12" draw:layer="layout" svg:width="24.917cm" svg:height="13.962cm" svg:x="1.499cm" svg:y="0.493cm">
          <draw:text-box>
            <text:p text:style-name="P10"><text:span text:style-name="T4">6. Lord Jesus, reign in us, we pray,</text:span></text:p>
            <text:p text:style-name="P10"><text:span text:style-name="T4">And make us Thine alone,</text:span></text:p>
            <text:p text:style-name="P10"><text:span text:style-name="T4">Who with the Father ever art</text:span></text:p>
            <text:p text:style-name="P10"><text:span text:style-name="T4">And Holy Spirit, one,</text:span></text:p>
            <text:p text:style-name="P10"><text:span text:style-name="T4">And Holy Spirit, one.</text:span></text:p>
            <text:p text:style-name="P11"><text:span text:style-name="T5"><text:line-break/></text:span><text:span text:style-name="T5"/></text:p>
            <text:p text:style-name="P11"><text:span text:style-name="T6"/></text:p>
            <text:p text:style-name="P11"><text:span text:style-name="T6"/></text:p>
            <text:p text:style-name="P11"><text:span text:style-name="T7"><text:s text:c="12"/></text:span><text:span text:style-name="T7">Public Domain</text:span></text:p>
            <text:p text:style-name="P11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21:05:18.868000000</meta:creation-date>
    <dc:title>Hymn template</dc:title>
    <meta:editing-duration>PT24M15S</meta:editing-duration>
    <meta:editing-cycles>6</meta:editing-cycles>
    <meta:generator>LibreOffice/6.0.7.3$Windows_X86_64 LibreOffice_project/dc89aa7a9eabfd848af146d5086077aeed2ae4a5</meta:generator>
    <meta:initial-creator>Arthur Hoch</meta:initial-creator>
    <dc:date>2019-01-13T12:14:24.330000000</dc:date>
    <meta:document-statistic meta:object-count="126"/>
    <meta:template xlink:type="simple" xlink:actuate="onRequest" xlink:title="Hymn template" xlink:href="../../AppData/Roaming/LibreOffice/4/user/template/Worship%20Templsates/Hymn%20template.otp" meta:date="2015-01-14T21:05:18.572000000"/>
  </office:meta>
</office:document-meta>
</file>